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6-17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5-1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9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8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3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7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3-01-0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1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7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2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1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10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7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4-01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3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9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6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8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6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3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2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6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9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1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3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7-08-2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5-12-1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3-12-1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1-12-1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0-12-1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10-01-20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8-10-2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7-12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6-12-1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5-1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2004-12-1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050983942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856" meta:object-count="0"/>
    <meta:user-defined meta:name="AppVersion">3.0</meta:user-defined>
  </office:meta>
</office:document-meta>
</file>